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8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02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11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20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23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29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32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a9d18e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41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8e86ae" draw:opacity="100%" draw:stroke="solid" svg:stroke-width="0in" svg:stroke-color="#ffffff" svg:stroke-opacity="100%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77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50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580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799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53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58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55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58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858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none" draw:stroke="solid" svg:stroke-width="0.03937in" svg:stroke-color="#666666" svg:stroke-opacity="100%"/>
    </style:style>
    <style:style style:family="graphic" style:name="a859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6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graphic" style:name="a860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861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590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graphic" style:name="a862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draw:fill="none" draw:stroke="solid" svg:stroke-width="0.03125in" svg:stroke-color="#000000" svg:stroke-opacity="100%" draw:stroke-linejoin="miter" svg:stroke-linecap="butt"/>
    </style:style>
    <style:style style:family="graphic" style:name="a593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graphic" style:name="a865">
      <style:graphic-properties draw:fill="none" draw:stroke="solid" svg:stroke-width="0.03125in" svg:stroke-color="#000000" svg:stroke-opacity="100%" draw:stroke-linejoin="miter" svg:stroke-linecap="but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.10827in" fo:padding-bottom="0.10827in" fo:padding-left="0.15748in" fo:padding-right="0.15748in" draw:textarea-vertical-align="middle" draw:textarea-horizontal-align="left" draw:fill="none" draw:stroke="solid" svg:stroke-width="0.11811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10827in" fo:padding-bottom="0.10827in" fo:padding-left="0.15748in" fo:padding-right="0.15748in" draw:textarea-vertical-align="middle" draw:textarea-horizontal-align="left" draw:fill="none" draw:stroke="solid" svg:stroke-width="0.11811in" svg:stroke-color="#000000" svg:stroke-opacity="100%" draw:auto-grow-width="false" draw:auto-grow-height="false"/>
      <style:paragraph-properties style:font-independent-line-spacing="false" style:writing-mode="lr-tb"/>
    </style:style>
    <style:style style:family="graphic" style:name="a6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in" svg:stroke-color="#000000" svg:stroke-opacity="100%" draw:auto-grow-width="false" draw:auto-grow-height="false"/>
      <style:paragraph-properties style:font-independent-line-spacing="fals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30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666666" svg:stroke-opacity="100%" draw:auto-grow-width="false" draw:auto-grow-height="false"/>
      <style:paragraph-properties style:font-independent-line-spacing="false" style:writing-mode="lr-tb"/>
    </style:style>
    <style:style style:family="text" style:name="a6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689in" fo:padding-bottom="0.0689in" fo:padding-left="0.11811in" fo:padding-right="0.11811in" draw:textarea-vertical-align="middle" draw:textarea-horizontal-align="left" draw:fill="none" draw:stroke="solid" svg:stroke-width="0.03937in" svg:stroke-color="#000000" svg:stroke-opacity="100%" draw:auto-grow-width="false" draw:auto-grow-height="false"/>
      <style:paragraph-properties style:font-independent-line-spacing="false" style:writing-mode="lr-tb"/>
    </style:style>
    <style:style style:family="text" style:name="a6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25in" style:font-size-asian="0.125in" style:font-size-complex="0.1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Em-Branco" presentation:presentation-page-layout-name="Master1-PPL7" draw:id="Slide-256">
        <draw:custom-shape svg:x="4.0372in" svg:y="3.82134in" svg:width="3.94134in" svg:height="1.32138in" draw:id="id73" draw:style-name="a568" draw:name="Forma Livre: Forma 270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03789in" svg:y="1.74179in" svg:width="3.94134in" svg:height="1.9886in" draw:id="id74" draw:style-name="a571" draw:name="Forma Livre: Forma 1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Agrupar 230" draw:id="id75">
          <svg:title/>
          <svg:desc/>
          <draw:connector draw:type="standard" svg:x1="3.58268in" svg:y1="0.7256in" svg:x2="6.41113in" svg:y2="1.8382in" draw:id="id178" draw:style-name="a859" draw:name="Conector: Angulado 171">
            <svg:title/>
            <svg:desc/>
          </draw:connector>
          <draw:connector draw:type="standard" svg:x1="3.58268in" svg:y1="0.6462in" svg:x2="6.49605in" svg:y2="1.84007in" draw:id="id179" draw:style-name="a860" draw:name="Conector: Angulado 172">
            <svg:title/>
            <svg:desc/>
          </draw:connector>
          <draw:connector draw:type="standard" svg:x1="3.58159in" svg:y1="0.57636in" svg:x2="6.59167in" svg:y2="1.84714in" draw:id="id180" draw:style-name="a861" draw:name="Conector: Angulado 173">
            <svg:title/>
            <svg:desc/>
          </draw:connector>
          <draw:connector draw:type="standard" svg:x1="3.58217in" svg:y1="0.50582in" svg:x2="6.68333in" svg:y2="1.84355in" draw:id="id181" draw:style-name="a862" draw:name="Conector: Angulado 174">
            <svg:title/>
            <svg:desc/>
          </draw:connector>
          <draw:connector draw:type="standard" svg:x1="3.58009in" svg:y1="0.43962in" svg:x2="6.75833in" svg:y2="1.84007in" draw:id="id182" draw:style-name="a863" draw:name="Conector: Angulado 175">
            <svg:title/>
            <svg:desc/>
          </draw:connector>
          <draw:connector draw:type="standard" svg:x1="3.58716in" svg:y1="0.36465in" svg:x2="6.85039in" svg:y2="1.84355in" draw:id="id183" draw:style-name="a864" draw:name="Conector: Angulado 176">
            <svg:title/>
            <svg:desc/>
          </draw:connector>
          <draw:connector draw:type="standard" svg:x1="3.58008in" svg:y1="0.28938in" svg:x2="6.93542in" svg:y2="1.84666in" draw:id="id184" draw:style-name="a865" draw:name="Conector: Angulado 177">
            <svg:title/>
            <svg:desc/>
          </draw:connector>
          <draw:connector draw:type="standard" svg:x1="3.58716in" svg:y1="0.21392in" svg:x2="7.02389in" svg:y2="1.84355in" draw:id="id185" draw:style-name="a866" draw:name="Conector: Angulado 178">
            <svg:title/>
            <svg:desc/>
          </draw:connector>
        </draw:g>
        <draw:g draw:name="Agrupar 229" draw:id="id76">
          <svg:title/>
          <svg:desc/>
          <draw:connector draw:type="standard" svg:x1="3.58268in" svg:y1="1.56798in" svg:x2="4.79792in" svg:y2="1.84337in" draw:id="id170" draw:style-name="a851" draw:name="Conector: Angulado 123">
            <svg:title/>
            <svg:desc/>
          </draw:connector>
          <draw:connector draw:type="standard" svg:x1="3.58268in" svg:y1="1.48857in" svg:x2="4.87414in" svg:y2="1.83925in" draw:id="id171" draw:style-name="a852" draw:name="Conector: Angulado 128">
            <svg:title/>
            <svg:desc/>
          </draw:connector>
          <draw:connector draw:type="standard" svg:x1="3.58159in" svg:y1="1.41874in" svg:x2="4.95958in" svg:y2="1.84007in" draw:id="id172" draw:style-name="a853" draw:name="Conector: Angulado 138">
            <svg:title/>
            <svg:desc/>
          </draw:connector>
          <draw:connector draw:type="standard" svg:x1="3.58217in" svg:y1="1.34819in" svg:x2="5.03472in" svg:y2="1.84007in" draw:id="id173" draw:style-name="a854" draw:name="Conector: Angulado 143">
            <svg:title/>
            <svg:desc/>
          </draw:connector>
          <draw:connector draw:type="standard" svg:x1="3.58009in" svg:y1="1.282in" svg:x2="5.11042in" svg:y2="1.8436in" draw:id="id174" draw:style-name="a855" draw:name="Conector: Angulado 148">
            <svg:title/>
            <svg:desc/>
          </draw:connector>
          <draw:connector draw:type="standard" svg:x1="3.58716in" svg:y1="1.20703in" svg:x2="5.18196in" svg:y2="1.84007in" draw:id="id175" draw:style-name="a856" draw:name="Conector: Angulado 158">
            <svg:title/>
            <svg:desc/>
          </draw:connector>
          <draw:connector draw:type="standard" svg:x1="3.58008in" svg:y1="1.13176in" svg:x2="5.25625in" svg:y2="1.84519in" draw:id="id176" draw:style-name="a857" draw:name="Conector: Angulado 162">
            <svg:title/>
            <svg:desc/>
          </draw:connector>
          <draw:connector draw:type="standard" svg:x1="3.58716in" svg:y1="1.0563in" svg:x2="5.32988in" svg:y2="1.8436in" draw:id="id177" draw:style-name="a858" draw:name="Conector: Angulado 165">
            <svg:title/>
            <svg:desc/>
          </draw:connector>
        </draw:g>
        <draw:g draw:name="Agrupar 11" draw:id="id77">
          <svg:title/>
          <svg:desc/>
          <draw:g draw:name="Agrupar 12" draw:id="id161">
            <svg:title/>
            <svg:desc/>
            <draw:custom-shape svg:x="6.2139in" svg:y="2.35147in" svg:width="0in" svg:height="0.28514in" draw:id="id162" draw:style-name="a829" draw:name="Conector reto 13">
              <svg:title/>
              <svg:desc/>
              <text:p text:style-name="a828" text:class-names="" text:cond-style-name=""><text:span text:style-name="a82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39337in" svg:y="2.35147in" svg:width="0in" svg:height="0.28514in" draw:id="id163" draw:style-name="a832" draw:name="Conector reto 14">
              <svg:title/>
              <svg:desc/>
              <text:p text:style-name="a831" text:class-names="" text:cond-style-name=""><text:span text:style-name="a83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57308in" svg:y="2.35147in" svg:width="0in" svg:height="0.28514in" draw:id="id164" draw:style-name="a835" draw:name="Conector reto 15">
              <svg:title/>
              <svg:desc/>
              <text:p text:style-name="a834" text:class-names="" text:cond-style-name=""><text:span text:style-name="a83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03419in" svg:y="2.35147in" svg:width="0in" svg:height="0.28514in" draw:id="id165" draw:style-name="a838" draw:name="Conector reto 16">
              <svg:title/>
              <svg:desc/>
              <text:p text:style-name="a837" text:class-names="" text:cond-style-name=""><text:span text:style-name="a83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67501in" svg:y="2.35147in" svg:width="0in" svg:height="0.28514in" draw:id="id166" draw:style-name="a841" draw:name="Conector reto 17">
              <svg:title/>
              <svg:desc/>
              <text:p text:style-name="a840" text:class-names="" text:cond-style-name=""><text:span text:style-name="a83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85472in" svg:y="2.35147in" svg:width="0in" svg:height="0.28514in" draw:id="id167" draw:style-name="a844" draw:name="Conector reto 18">
              <svg:title/>
              <svg:desc/>
              <text:p text:style-name="a843" text:class-names="" text:cond-style-name=""><text:span text:style-name="a84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50244in" svg:y="2.35147in" svg:width="0in" svg:height="0.28514in" draw:id="id168" draw:style-name="a847" draw:name="Conector reto 19">
              <svg:title/>
              <svg:desc/>
              <text:p text:style-name="a846" text:class-names="" text:cond-style-name=""><text:span text:style-name="a84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32988in" svg:y="2.35147in" svg:width="0in" svg:height="0.28514in" draw:id="id169" draw:style-name="a850" draw:name="Conector reto 20">
              <svg:title/>
              <svg:desc/>
              <text:p text:style-name="a849" text:class-names="" text:cond-style-name=""><text:span text:style-name="a84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svg:x="4.63253in" svg:y="2.62319in" svg:width="2.6203in" svg:height="0.64655in" draw:id="id78" draw:style-name="a574" draw:name="Forma Livre: Forma 4">
          <svg:title/>
          <svg:desc/>
          <text:p text:style-name="a573" text:class-names="" text:cond-style-name=""><text:span text:style-name="a572" text:class-names="">HT Horizonta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0.8311in" svg:y="0.09048in" svg:width="2.75157in" svg:height="1.61342in" draw:id="id79" draw:style-name="a577" draw:name="Forma Livre: Forma 5">
          <svg:title/>
          <svg:desc/>
          <text:p text:style-name="a576" text:class-names="" text:cond-style-name=""><text:span text:style-name="a575" text:class-names="">Control Unit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02963in" svg:y="6.05477in" svg:width="1.88779in" svg:height="0.53121in" draw:id="id80" draw:style-name="a580" draw:name="Forma Livre: Forma 6">
          <svg:title/>
          <svg:desc/>
          <text:p text:style-name="a579" text:class-names="" text:cond-style-name=""><text:span text:style-name="a578" text:class-names="">Sum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4.24976in" svg:y="5.27198in" svg:width="3.38583in" svg:height="2.22802in" draw:id="id81" draw:style-name="a583" draw:name="Forma Livre: Forma 8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1.5748in" svg:height="0.42677in" draw:id="id82" draw:style-name="a586" draw:transform="translate(-0.7874in -0.21339in) rotate(-0.00401) translate(6.00787in 7.04618in)" draw:name="Forma Livre: Forma 9">
          <svg:title/>
          <svg:desc/>
          <text:p text:style-name="a585" text:class-names="" text:cond-style-name=""><text:span text:style-name="a584" text:class-names="">SATD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Agrupar 41" draw:id="id83">
          <svg:title/>
          <svg:desc/>
          <draw:custom-shape svg:x="6.21329in" svg:y="5.27789in" svg:width="0in" svg:height="0.21809in" draw:id="id153" draw:style-name="a805" draw:name="Conector reto 42">
            <svg:title/>
            <svg:desc/>
            <text:p text:style-name="a804" text:class-names="" text:cond-style-name=""><text:span text:style-name="a80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39276in" svg:y="5.27789in" svg:width="0in" svg:height="0.21809in" draw:id="id154" draw:style-name="a808" draw:name="Conector reto 43">
            <svg:title/>
            <svg:desc/>
            <text:p text:style-name="a807" text:class-names="" text:cond-style-name=""><text:span text:style-name="a80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57247in" svg:y="5.27789in" svg:width="0in" svg:height="0.21809in" draw:id="id155" draw:style-name="a811" draw:name="Conector reto 44">
            <svg:title/>
            <svg:desc/>
            <text:p text:style-name="a810" text:class-names="" text:cond-style-name=""><text:span text:style-name="a80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03358in" svg:y="5.27789in" svg:width="0in" svg:height="0.21809in" draw:id="id156" draw:style-name="a814" draw:name="Conector reto 45">
            <svg:title/>
            <svg:desc/>
            <text:p text:style-name="a813" text:class-names="" text:cond-style-name=""><text:span text:style-name="a81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6744in" svg:y="5.27789in" svg:width="0in" svg:height="0.21809in" draw:id="id157" draw:style-name="a817" draw:name="Conector reto 46">
            <svg:title/>
            <svg:desc/>
            <text:p text:style-name="a816" text:class-names="" text:cond-style-name=""><text:span text:style-name="a81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85411in" svg:y="5.27789in" svg:width="0in" svg:height="0.21809in" draw:id="id158" draw:style-name="a820" draw:name="Conector reto 47">
            <svg:title/>
            <svg:desc/>
            <text:p text:style-name="a819" text:class-names="" text:cond-style-name=""><text:span text:style-name="a81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50183in" svg:y="5.27789in" svg:width="0in" svg:height="0.21809in" draw:id="id159" draw:style-name="a823" draw:name="Conector reto 48">
            <svg:title/>
            <svg:desc/>
            <text:p text:style-name="a822" text:class-names="" text:cond-style-name=""><text:span text:style-name="a82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32927in" svg:y="5.27789in" svg:width="0in" svg:height="0.21809in" draw:id="id160" draw:style-name="a826" draw:name="Conector reto 49">
            <svg:title/>
            <svg:desc/>
            <text:p text:style-name="a825" text:class-names="" text:cond-style-name=""><text:span text:style-name="a82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onnector draw:type="standard" svg:x1="5.22047in" svg:y1="7.04302in" draw:start-shape="id80" draw:start-glue-point="3" svg:x2="5.02962in" svg:y2="6.32038in" draw:end-shape="id82" draw:end-glue-point="3" draw:id="id84" draw:style-name="a587" draw:transform="translate(-5.12505in -6.6817in) rotate(-3.14159) translate(5.12505in 6.6817in)" draw:name="Conector: Angulado 59">
          <svg:title/>
          <svg:desc/>
        </draw:connector>
        <draw:custom-shape svg:x="5.97449in" svg:y="6.58485in" svg:width="0in" svg:height="0.24479in" draw:id="id85" draw:style-name="a590" draw:name="Conector reto 60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97873in" svg:y="7.26273in" svg:width="0in" svg:height="0.23727in" draw:id="id86" draw:style-name="a593" draw:name="Conector reto 88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Agrupar 89" draw:id="id87">
          <svg:title/>
          <svg:desc/>
          <draw:g draw:name="Agrupar 90" draw:id="id144">
            <svg:title/>
            <svg:desc/>
            <draw:custom-shape svg:x="5.53964in" svg:y="3.26454in" svg:width="0in" svg:height="0.31944in" draw:id="id145" draw:style-name="a781" draw:name="Conector reto 91">
              <svg:title/>
              <svg:desc/>
              <text:p text:style-name="a780" text:class-names="" text:cond-style-name=""><text:span text:style-name="a77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69537in" svg:y="3.26454in" svg:width="0in" svg:height="0.31944in" draw:id="id146" draw:style-name="a784" draw:name="Conector reto 92">
              <svg:title/>
              <svg:desc/>
              <text:p text:style-name="a783" text:class-names="" text:cond-style-name=""><text:span text:style-name="a78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38368in" svg:y="3.26454in" svg:width="0in" svg:height="0.31944in" draw:id="id147" draw:style-name="a787" draw:name="Conector reto 93">
              <svg:title/>
              <svg:desc/>
              <text:p text:style-name="a786" text:class-names="" text:cond-style-name=""><text:span text:style-name="a78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22795in" svg:y="3.26454in" svg:width="0in" svg:height="0.31944in" draw:id="id148" draw:style-name="a790" draw:name="Conector reto 94">
              <svg:title/>
              <svg:desc/>
              <text:p text:style-name="a789" text:class-names="" text:cond-style-name=""><text:span text:style-name="a78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62261in" svg:y="3.26454in" svg:width="0in" svg:height="0.31944in" draw:id="id149" draw:style-name="a793" draw:name="Conector reto 95">
              <svg:title/>
              <svg:desc/>
              <text:p text:style-name="a792" text:class-names="" text:cond-style-name=""><text:span text:style-name="a79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77835in" svg:y="3.26454in" svg:width="0in" svg:height="0.31944in" draw:id="id150" draw:style-name="a796" draw:name="Conector reto 96">
              <svg:title/>
              <svg:desc/>
              <text:p text:style-name="a795" text:class-names="" text:cond-style-name=""><text:span text:style-name="a79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46665in" svg:y="3.26454in" svg:width="0in" svg:height="0.31944in" draw:id="id151" draw:style-name="a799" draw:name="Conector reto 97">
              <svg:title/>
              <svg:desc/>
              <text:p text:style-name="a798" text:class-names="" text:cond-style-name=""><text:span text:style-name="a79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31092in" svg:y="3.26454in" svg:width="0in" svg:height="0.31944in" draw:id="id152" draw:style-name="a802" draw:name="Conector reto 98">
              <svg:title/>
              <svg:desc/>
              <text:p text:style-name="a801" text:class-names="" text:cond-style-name=""><text:span text:style-name="a80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svg:x="0.24055in" svg:y="1.1548in" svg:width="0.59055in" svg:height="0in" draw:id="id88" draw:style-name="a596" draw:name="Conector reto 99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0.24055in" svg:y="1.36976in" svg:width="0.59055in" svg:height="0in" draw:id="id89" draw:style-name="a599" draw:name="Conector reto 100">
          <svg:title/>
          <svg:desc/>
          <text:p text:style-name="a598" text:class-names="" text:cond-style-name=""><text:span text:style-name="a5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0" draw:style-name="a602" draw:name="CaixaDeTexto 104" svg:x="4.66882in" svg:y="2.73369in" svg:width="0.7874in" svg:height="0.24447in">
          <draw:text-box>
            <text:p text:style-name="a601" text:class-names="" text:cond-style-name=""><text:span text:style-name="a600" text:class-names="">load</text:span></text:p>
          </draw:text-box>
          <svg:title/>
          <svg:desc/>
        </draw:frame>
        <draw:frame draw:id="id91" draw:style-name="a605" draw:name="CaixaDeTexto 109" svg:x="4.97505in" svg:y="6.13181in" svg:width="0.7874in" svg:height="0.24447in">
          <draw:text-box>
            <text:p text:style-name="a604" text:class-names="" text:cond-style-name=""><text:span text:style-name="a603" text:class-names="">load</text:span></text:p>
          </draw:text-box>
          <svg:title/>
          <svg:desc/>
        </draw:frame>
        <draw:frame draw:id="id92" draw:style-name="a608" draw:name="CaixaDeTexto 110" svg:x="5.18196in" svg:y="6.84145in" svg:width="0.7874in" svg:height="0.24447in">
          <draw:text-box>
            <text:p text:style-name="a607" text:class-names="" text:cond-style-name=""><text:span text:style-name="a606" text:class-names="">load</text:span></text:p>
          </draw:text-box>
          <svg:title/>
          <svg:desc/>
        </draw:frame>
        <draw:custom-shape svg:x="4.63253in" svg:y="1.8354in" svg:width="2.6203in" svg:height="0.52005in" draw:id="id93" draw:style-name="a611" draw:name="Forma Livre: Forma 10">
          <svg:title/>
          <svg:desc/>
          <text:p text:style-name="a610" text:class-names="" text:cond-style-name=""><text:span text:style-name="a609" text:class-names="">Differences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94" draw:style-name="a614" draw:name="CaixaDeTexto 111" svg:x="4.58829in" svg:y="2.0991in" svg:width="0.81723in" svg:height="0.24447in">
          <draw:text-box>
            <text:p text:style-name="a613" text:class-names="" text:cond-style-name=""><text:span text:style-name="a612" text:class-names="">enable</text:span></text:p>
          </draw:text-box>
          <svg:title/>
          <svg:desc/>
        </draw:frame>
        <draw:frame draw:id="id95" draw:style-name="a617" draw:name="CaixaDeTexto 103" svg:x="4.6261in" svg:y="1.89027in" svg:width="0.81723in" svg:height="0.24447in">
          <draw:text-box>
            <text:p text:style-name="a616" text:class-names="" text:cond-style-name=""><text:span text:style-name="a615" text:class-names="">load</text:span></text:p>
          </draw:text-box>
          <svg:title/>
          <svg:desc/>
        </draw:frame>
        <draw:frame draw:id="id96" draw:style-name="a620" draw:name="CaixaDeTexto 112" svg:x="4.66055in" svg:y="2.93466in" svg:width="0.7874in" svg:height="0.24447in">
          <draw:text-box>
            <text:p text:style-name="a619" text:class-names="" text:cond-style-name=""><text:span text:style-name="a618" text:class-names="">enable</text:span></text:p>
          </draw:text-box>
          <svg:title/>
          <svg:desc/>
        </draw:frame>
        <draw:frame draw:id="id97" draw:style-name="a623" draw:name="CaixaDeTexto 115" svg:x="4.97505in" svg:y="6.28928in" svg:width="0.7874in" svg:height="0.24447in">
          <draw:text-box>
            <text:p text:style-name="a622" text:class-names="" text:cond-style-name=""><text:span text:style-name="a621" text:class-names="">enable</text:span></text:p>
          </draw:text-box>
          <svg:title/>
          <svg:desc/>
        </draw:frame>
        <draw:frame draw:id="id98" draw:style-name="a626" draw:name="CaixaDeTexto 116" svg:x="5.18196in" svg:y="6.99893in" svg:width="0.7874in" svg:height="0.24447in">
          <draw:text-box>
            <text:p text:style-name="a625" text:class-names="" text:cond-style-name=""><text:span text:style-name="a624" text:class-names="">enable</text:span></text:p>
          </draw:text-box>
          <svg:title/>
          <svg:desc/>
        </draw:frame>
        <draw:frame draw:id="id99" draw:style-name="a630" draw:name="CaixaDeTexto 117" svg:x="6.90156in" svg:y="6.85385in" svg:width="0.82677in" svg:height="0.38955in">
          <draw:text-box>
            <text:p text:style-name="a629" text:class-names="" text:cond-style-name=""><text:span text:style-name="a627" text:class-names="">←<text:s text:c="1"/></text:span><text:span text:style-name="a628" text:class-names="">registrador</text:span></text:p>
          </draw:text-box>
          <svg:title/>
          <svg:desc/>
        </draw:frame>
        <draw:frame draw:id="id100" draw:style-name="a634" draw:name="CaixaDeTexto 118" svg:x="2.67969in" svg:y="1.06581in" svg:width="0.82677in" svg:height="0.67972in">
          <draw:text-box>
            <text:p text:style-name="a633" text:class-names="" text:cond-style-name=""><text:span text:style-name="a631" text:class-names="">←<text:s text:c="1"/></text:span><text:span text:style-name="a632" text:class-names="">contadores pra saber o ciclo</text:span></text:p>
          </draw:text-box>
          <svg:title/>
          <svg:desc/>
        </draw:frame>
        <draw:custom-shape svg:x="4.17102in" svg:y="3.57481in" svg:width="3.54331in" svg:height="0.49213in" draw:id="id101" draw:style-name="a638" draw:name="Forma Livre: Forma 2">
          <svg:title/>
          <svg:desc/>
          <text:p text:style-name="a637" text:class-names="" text:cond-style-name=""><text:span text:style-name="a635" text:class-names="">Shift-left</text:span><text:span text:style-name="a636" text:class-names=""><text:s text:c="1"/>buffer <text:s text:c="1"/>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02" draw:style-name="a641" draw:name="CaixaDeTexto 105" svg:x="4.20274in" svg:y="3.62475in" svg:width="0.7874in" svg:height="0.24447in">
          <draw:text-box>
            <text:p text:style-name="a640" text:class-names="" text:cond-style-name=""><text:span text:style-name="a639" text:class-names="">load</text:span></text:p>
          </draw:text-box>
          <svg:title/>
          <svg:desc/>
        </draw:frame>
        <draw:frame draw:id="id103" draw:style-name="a644" draw:name="CaixaDeTexto 106" svg:x="4.20274in" svg:y="3.78262in" svg:width="0.7874in" svg:height="0.24447in">
          <draw:text-box>
            <text:p text:style-name="a643" text:class-names="" text:cond-style-name=""><text:span text:style-name="a642" text:class-names="">shift</text:span></text:p>
          </draw:text-box>
          <svg:title/>
          <svg:desc/>
        </draw:frame>
        <draw:g draw:name="Agrupar 231" draw:id="id104">
          <svg:title/>
          <svg:desc/>
          <draw:g draw:name="Agrupar 232" draw:id="id135">
            <svg:title/>
            <svg:desc/>
            <draw:custom-shape svg:x="6.21329in" svg:y="4.07048in" svg:width="0in" svg:height="0.28514in" draw:id="id136" draw:style-name="a757" draw:name="Conector reto 233">
              <svg:title/>
              <svg:desc/>
              <text:p text:style-name="a756" text:class-names="" text:cond-style-name=""><text:span text:style-name="a75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39276in" svg:y="4.07048in" svg:width="0in" svg:height="0.28514in" draw:id="id137" draw:style-name="a760" draw:name="Conector reto 234">
              <svg:title/>
              <svg:desc/>
              <text:p text:style-name="a759" text:class-names="" text:cond-style-name=""><text:span text:style-name="a758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57247in" svg:y="4.07048in" svg:width="0in" svg:height="0.28514in" draw:id="id138" draw:style-name="a763" draw:name="Conector reto 235">
              <svg:title/>
              <svg:desc/>
              <text:p text:style-name="a762" text:class-names="" text:cond-style-name=""><text:span text:style-name="a76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03358in" svg:y="4.07048in" svg:width="0in" svg:height="0.28514in" draw:id="id139" draw:style-name="a766" draw:name="Conector reto 236">
              <svg:title/>
              <svg:desc/>
              <text:p text:style-name="a765" text:class-names="" text:cond-style-name=""><text:span text:style-name="a7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6744in" svg:y="4.07048in" svg:width="0in" svg:height="0.28514in" draw:id="id140" draw:style-name="a769" draw:name="Conector reto 237">
              <svg:title/>
              <svg:desc/>
              <text:p text:style-name="a768" text:class-names="" text:cond-style-name=""><text:span text:style-name="a76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85411in" svg:y="4.07048in" svg:width="0in" svg:height="0.28514in" draw:id="id141" draw:style-name="a772" draw:name="Conector reto 238">
              <svg:title/>
              <svg:desc/>
              <text:p text:style-name="a771" text:class-names="" text:cond-style-name=""><text:span text:style-name="a77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50183in" svg:y="4.07048in" svg:width="0in" svg:height="0.28514in" draw:id="id142" draw:style-name="a775" draw:name="Conector reto 239">
              <svg:title/>
              <svg:desc/>
              <text:p text:style-name="a774" text:class-names="" text:cond-style-name=""><text:span text:style-name="a77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32927in" svg:y="4.07048in" svg:width="0in" svg:height="0.28514in" draw:id="id143" draw:style-name="a778" draw:name="Conector reto 240">
              <svg:title/>
              <svg:desc/>
              <text:p text:style-name="a777" text:class-names="" text:cond-style-name=""><text:span text:style-name="a77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custom-shape svg:x="4.63468in" svg:y="4.3517in" svg:width="2.616in" svg:height="0.63951in" draw:id="id105" draw:style-name="a647" draw:name="Forma Livre: Forma 3">
          <svg:title/>
          <svg:desc/>
          <text:p text:style-name="a646" text:class-names="" text:cond-style-name=""><text:span text:style-name="a645" text:class-names="">HT Vertical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Agrupar 241" draw:id="id106">
          <svg:title/>
          <svg:desc/>
          <draw:g draw:name="Agrupar 242" draw:id="id126">
            <svg:title/>
            <svg:desc/>
            <draw:custom-shape svg:x="6.21329in" svg:y="4.99048in" svg:width="0in" svg:height="0.28514in" draw:id="id127" draw:style-name="a733" draw:name="Conector reto 243">
              <svg:title/>
              <svg:desc/>
              <text:p text:style-name="a732" text:class-names="" text:cond-style-name=""><text:span text:style-name="a73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39276in" svg:y="4.99048in" svg:width="0in" svg:height="0.28514in" draw:id="id128" draw:style-name="a736" draw:name="Conector reto 244">
              <svg:title/>
              <svg:desc/>
              <text:p text:style-name="a735" text:class-names="" text:cond-style-name=""><text:span text:style-name="a73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57247in" svg:y="4.99048in" svg:width="0in" svg:height="0.28514in" draw:id="id129" draw:style-name="a739" draw:name="Conector reto 245">
              <svg:title/>
              <svg:desc/>
              <text:p text:style-name="a738" text:class-names="" text:cond-style-name=""><text:span text:style-name="a73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6.03358in" svg:y="4.99048in" svg:width="0in" svg:height="0.28514in" draw:id="id130" draw:style-name="a742" draw:name="Conector reto 246">
              <svg:title/>
              <svg:desc/>
              <text:p text:style-name="a741" text:class-names="" text:cond-style-name=""><text:span text:style-name="a74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6744in" svg:y="4.99048in" svg:width="0in" svg:height="0.28514in" draw:id="id131" draw:style-name="a745" draw:name="Conector reto 247">
              <svg:title/>
              <svg:desc/>
              <text:p text:style-name="a744" text:class-names="" text:cond-style-name=""><text:span text:style-name="a74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85411in" svg:y="4.99048in" svg:width="0in" svg:height="0.28514in" draw:id="id132" draw:style-name="a748" draw:name="Conector reto 248">
              <svg:title/>
              <svg:desc/>
              <text:p text:style-name="a747" text:class-names="" text:cond-style-name=""><text:span text:style-name="a74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50183in" svg:y="4.99048in" svg:width="0in" svg:height="0.28514in" draw:id="id133" draw:style-name="a751" draw:name="Conector reto 249">
              <svg:title/>
              <svg:desc/>
              <text:p text:style-name="a750" text:class-names="" text:cond-style-name=""><text:span text:style-name="a7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5.32927in" svg:y="4.99048in" svg:width="0in" svg:height="0.28514in" draw:id="id134" draw:style-name="a754" draw:name="Conector reto 250">
              <svg:title/>
              <svg:desc/>
              <text:p text:style-name="a753" text:class-names="" text:cond-style-name=""><text:span text:style-name="a75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</draw:g>
        <draw:frame draw:id="id107" draw:style-name="a650" draw:name="CaixaDeTexto 107" svg:x="4.64102in" svg:y="4.47454in" svg:width="0.7874in" svg:height="0.24447in">
          <draw:text-box>
            <text:p text:style-name="a649" text:class-names="" text:cond-style-name=""><text:span text:style-name="a648" text:class-names="">load</text:span></text:p>
          </draw:text-box>
          <svg:title/>
          <svg:desc/>
        </draw:frame>
        <draw:frame draw:id="id108" draw:style-name="a653" draw:name="CaixaDeTexto 113" svg:x="4.64102in" svg:y="4.67139in" svg:width="0.7874in" svg:height="0.24447in">
          <draw:text-box>
            <text:p text:style-name="a652" text:class-names="" text:cond-style-name=""><text:span text:style-name="a651" text:class-names="">enable</text:span></text:p>
          </draw:text-box>
          <svg:title/>
          <svg:desc/>
        </draw:frame>
        <draw:custom-shape svg:x="5.02963in" svg:y="5.49267in" svg:width="1.88779in" svg:height="0.34329in" draw:id="id109" draw:style-name="a656" draw:name="Forma Livre: Forma 7">
          <svg:title/>
          <svg:desc/>
          <text:p text:style-name="a655" text:class-names="" text:cond-style-name=""><text:span text:style-name="a654" text:class-names="">Absolute</text:span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0" draw:style-name="a659" draw:name="CaixaDeTexto 108" svg:x="4.99026in" svg:y="5.48497in" svg:width="0.7874in" svg:height="0.24447in">
          <draw:text-box>
            <text:p text:style-name="a658" text:class-names="" text:cond-style-name=""><text:span text:style-name="a657" text:class-names="">load</text:span></text:p>
          </draw:text-box>
          <svg:title/>
          <svg:desc/>
        </draw:frame>
        <draw:frame draw:id="id111" draw:style-name="a662" draw:name="CaixaDeTexto 114" svg:x="4.99026in" svg:y="5.64245in" svg:width="0.7874in" svg:height="0.24447in">
          <draw:text-box>
            <text:p text:style-name="a661" text:class-names="" text:cond-style-name=""><text:span text:style-name="a660" text:class-names="">enable</text:span></text:p>
          </draw:text-box>
          <svg:title/>
          <svg:desc/>
        </draw:frame>
        <draw:g draw:name="Agrupar 251" draw:id="id112">
          <svg:title/>
          <svg:desc/>
          <draw:custom-shape svg:x="6.21329in" svg:y="5.83622in" svg:width="0in" svg:height="0.21809in" draw:id="id118" draw:style-name="a709" draw:name="Conector reto 252">
            <svg:title/>
            <svg:desc/>
            <text:p text:style-name="a708" text:class-names="" text:cond-style-name=""><text:span text:style-name="a70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39276in" svg:y="5.83622in" svg:width="0in" svg:height="0.21809in" draw:id="id119" draw:style-name="a712" draw:name="Conector reto 253">
            <svg:title/>
            <svg:desc/>
            <text:p text:style-name="a711" text:class-names="" text:cond-style-name=""><text:span text:style-name="a71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57247in" svg:y="5.83622in" svg:width="0in" svg:height="0.21809in" draw:id="id120" draw:style-name="a715" draw:name="Conector reto 254">
            <svg:title/>
            <svg:desc/>
            <text:p text:style-name="a714" text:class-names="" text:cond-style-name=""><text:span text:style-name="a71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03358in" svg:y="5.83622in" svg:width="0in" svg:height="0.21809in" draw:id="id121" draw:style-name="a718" draw:name="Conector reto 255">
            <svg:title/>
            <svg:desc/>
            <text:p text:style-name="a717" text:class-names="" text:cond-style-name=""><text:span text:style-name="a71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6744in" svg:y="5.83622in" svg:width="0in" svg:height="0.21809in" draw:id="id122" draw:style-name="a721" draw:name="Conector reto 256">
            <svg:title/>
            <svg:desc/>
            <text:p text:style-name="a720" text:class-names="" text:cond-style-name=""><text:span text:style-name="a71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85411in" svg:y="5.83622in" svg:width="0in" svg:height="0.21809in" draw:id="id123" draw:style-name="a724" draw:name="Conector reto 257">
            <svg:title/>
            <svg:desc/>
            <text:p text:style-name="a723" text:class-names="" text:cond-style-name=""><text:span text:style-name="a72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50183in" svg:y="5.83622in" svg:width="0in" svg:height="0.21809in" draw:id="id124" draw:style-name="a727" draw:name="Conector reto 258">
            <svg:title/>
            <svg:desc/>
            <text:p text:style-name="a726" text:class-names="" text:cond-style-name=""><text:span text:style-name="a72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32927in" svg:y="5.83622in" svg:width="0in" svg:height="0.21809in" draw:id="id125" draw:style-name="a730" draw:name="Conector reto 259">
            <svg:title/>
            <svg:desc/>
            <text:p text:style-name="a729" text:class-names="" text:cond-style-name=""><text:span text:style-name="a72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frame draw:id="id113" draw:style-name="a670" draw:name="CaixaDeTexto 271" svg:x="0.12287in" svg:y="1.57184in" svg:width="1.09313in" svg:height="0.67972in">
          <draw:text-box>
            <text:p text:style-name="a669" text:class-names="" text:cond-style-name=""><text:span text:style-name="a663" text:class-names="">entra</text:span><text:span text:style-name="a664" text:class-names=""><text:s text:c="1"/></text:span><text:span text:style-name="a665" text:class-names="">dois</text:span><text:span text:style-name="a666" text:class-names=""><text:s text:c="1"/></text:span><text:span text:style-name="a667" text:class-names="">vetores com 32 valores de 8 bits</text:span><text:span text:style-name="a668" text:class-names=""/></text:p>
          </draw:text-box>
          <svg:title/>
          <svg:desc/>
        </draw:frame>
        <draw:frame draw:id="id114" draw:style-name="a676" draw:name="CaixaDeTexto 272" svg:x="2.00727in" svg:y="0.17492in" svg:width="1.56833in" svg:height="0.38955in">
          <draw:text-box>
            <text:p text:style-name="a675" text:class-names="" text:cond-style-name=""><text:span text:style-name="a671" text:class-names="">- manda 16 va</text:span><text:span text:style-name="a672" text:class-names="">lores a cada<text:s text:c="1"/></text:span><text:span text:style-name="a673" text:class-names="">clock</text:span><text:span text:style-name="a674" text:class-names=""/></text:p>
          </draw:text-box>
          <svg:title/>
          <svg:desc/>
        </draw:frame>
        <draw:frame draw:id="id115" draw:style-name="a685" draw:name="CaixaDeTexto 273" svg:x="3.22813in" svg:y="1.88238in" svg:width="1.3912in" svg:height="0.53464in">
          <draw:text-box>
            <text:p text:style-name="a684" text:class-names="" text:cond-style-name=""><text:span text:style-name="a677" text:class-names="">O resultado</text:span><text:span text:style-name="a678" text:class-names=""><text:s text:c="1"/></text:span><text:span text:style-name="a679" text:class-names="">da</text:span><text:span text:style-name="a680" text:class-names=""><text:s text:c="1"/></text:span><text:span text:style-name="a681" text:class-names="">diferen</text:span><text:span text:style-name="a682" text:class-names="">ça vai pra um registrador (pipeline)</text:span><text:span text:style-name="a683" text:class-names=""/></text:p>
          </draw:text-box>
          <svg:title/>
          <svg:desc/>
        </draw:frame>
        <draw:frame draw:id="id116" draw:style-name="a689" draw:name="CaixaDeTexto 274" svg:x="3.14506in" svg:y="2.65614in" svg:width="1.3912in" svg:height="0.67972in">
          <draw:text-box>
            <text:p text:style-name="a688" text:class-names="" text:cond-style-name=""><text:span text:style-name="a686" text:class-names="">No próximo ciclo, HT pega o valor do registrador e passa pra primeira camada<text:s text:c="1"/></text:span><text:span text:style-name="a687" text:class-names=""/></text:p>
          </draw:text-box>
          <svg:title/>
          <svg:desc/>
        </draw:frame>
        <draw:frame draw:id="id117" draw:style-name="a706" draw:name="CaixaDeTexto 275" svg:x="2.81154in" svg:y="3.47951in" svg:width="1.3912in" svg:height="1.26006in">
          <draw:text-box>
            <text:p text:style-name="a691" text:class-names="" text:cond-style-name=""><text:span text:style-name="a690" text:class-names=""/></text:p>
            <text:p text:style-name="a693" text:class-names="" text:cond-style-name=""><text:span text:style-name="a692" text:class-names=""/></text:p>
            <text:p text:style-name="a697" text:class-names="" text:cond-style-name=""><text:span text:style-name="a694" text:class-names="">Dois ciclos após, buffer faz<text:s text:c="1"/></text:span><text:span text:style-name="a695" text:class-names="">load</text:span><text:span text:style-name="a696" text:class-names=""><text:s text:c="1"/>do valor</text:span></text:p>
            <text:p text:style-name="a699" text:class-names="" text:cond-style-name=""><text:span text:style-name="a698" text:class-names=""/></text:p>
            <text:p text:style-name="a703" text:class-names="" text:cond-style-name=""><text:span text:style-name="a700" text:class-names="">E depois<text:s text:c="1"/></text:span><text:span text:style-name="a701" text:class-names="">faz shift<text:s text:c="1"/></text:span><text:span text:style-name="a702" text:class-names=""/></text:p>
            <text:p text:style-name="a705" text:class-names="" text:cond-style-name=""><text:span text:style-name="a704" text:class-names=""/></text:p>
          </draw:text-box>
          <svg:title/>
          <svg:desc/>
        </draw:frame>
        <presentation:notes draw:style-name="a872">
          <draw:frame draw:id="id186" draw:style-name="a869" draw:name="Espaço Reservado para Número de Slide 6" svg:x="4.67953in" svg:y="11.10827in" svg:width="3.5878in" svg:height="0.58425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  <draw:page-thumbnail draw:page-number="1" svg:x="2.58333in" svg:y="0.88889in" svg:width="3.10069in" svg:height="4.38368in" presentation:class="page" draw:id="id187" presentation:style-name="a870" draw:name="Espaço Reservado para Imagem de Slide 1">
            <svg:title/>
            <svg:desc/>
          </draw:page-thumbnail>
          <draw:frame draw:id="id188" presentation:style-name="a871" draw:name="Espaço Reservado para Anotaçõ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ide de Título">
      <presentation:placeholder presentation:object="title" svg:x="1.03299in" svg:y="1.91319in" svg:width="6.20139in" svg:height="4.07118in"/>
      <presentation:placeholder presentation:object="subtitle" svg:x="1.03299in" svg:y="6.14063in" svg:width="6.20139in" svg:height="2.82465in"/>
      <presentation:placeholder presentation:object="date-time" svg:x="0.76732in" svg:y="10.32795in" svg:width="1.74252in" svg:height="0.75118in"/>
      <presentation:placeholder presentation:object="footer" svg:x="2.95157in" svg:y="10.32795in" svg:width="2.37087in" svg:height="0.75118in"/>
      <presentation:placeholder presentation:object="page-number" svg:x="5.75669in" svg:y="10.32795in" svg:width="1.74252in" svg:height="0.75118in"/>
    </style:presentation-page-layout>
    <style:presentation-page-layout style:name="Master1-PPL2" style:display-name="Título e Conteúdo">
      <presentation:placeholder presentation:object="title" svg:x="0.76732in" svg:y="0.82874in" svg:width="6.73189in" svg:height="1.82047in"/>
      <presentation:placeholder presentation:object="object" svg:x="0.76732in" svg:y="2.94488in" svg:width="6.73189in" svg:height="6.32441in"/>
      <presentation:placeholder presentation:object="date-time" svg:x="0.76732in" svg:y="10.32795in" svg:width="1.74252in" svg:height="0.75118in"/>
      <presentation:placeholder presentation:object="footer" svg:x="2.95157in" svg:y="10.32795in" svg:width="2.37087in" svg:height="0.75118in"/>
      <presentation:placeholder presentation:object="page-number" svg:x="5.75669in" svg:y="10.32795in" svg:width="1.74252in" svg:height="0.75118in"/>
    </style:presentation-page-layout>
    <style:presentation-page-layout style:name="Master1-PPL3" style:display-name="Cabeçalho da Seção">
      <presentation:placeholder presentation:object="title" svg:x="0.56424in" svg:y="2.91493in" svg:width="7.13021in" svg:height="4.86458in"/>
      <presentation:placeholder presentation:object="outline" svg:x="0.56424in" svg:y="7.82465in" svg:width="7.13021in" svg:height="2.55729in"/>
      <presentation:placeholder presentation:object="date-time" svg:x="0.76732in" svg:y="10.32795in" svg:width="1.74252in" svg:height="0.75118in"/>
      <presentation:placeholder presentation:object="footer" svg:x="2.95157in" svg:y="10.32795in" svg:width="2.37087in" svg:height="0.75118in"/>
      <presentation:placeholder presentation:object="page-number" svg:x="5.75669in" svg:y="10.32795in" svg:width="1.74252in" svg:height="0.75118in"/>
    </style:presentation-page-layout>
    <style:presentation-page-layout style:name="Master1-PPL4" style:display-name="Duas Partes de Conteúdo">
      <presentation:placeholder presentation:object="title" svg:x="0.76732in" svg:y="0.82874in" svg:width="6.73189in" svg:height="1.82047in"/>
      <presentation:placeholder presentation:object="object" svg:x="0.76736in" svg:y="2.94444in" svg:width="3.28299in" svg:height="6.32465in"/>
      <presentation:placeholder presentation:object="object" svg:x="4.21701in" svg:y="2.94444in" svg:width="3.28299in" svg:height="6.32465in"/>
      <presentation:placeholder presentation:object="date-time" svg:x="0.76732in" svg:y="10.32795in" svg:width="1.74252in" svg:height="0.75118in"/>
      <presentation:placeholder presentation:object="footer" svg:x="2.95157in" svg:y="10.32795in" svg:width="2.37087in" svg:height="0.75118in"/>
      <presentation:placeholder presentation:object="page-number" svg:x="5.75669in" svg:y="10.32795in" svg:width="1.74252in" svg:height="0.75118in"/>
    </style:presentation-page-layout>
    <style:presentation-page-layout style:name="Master1-PPL5" style:display-name="Comparação">
      <presentation:placeholder presentation:object="title" svg:x="0.56944in" svg:y="0.62326in" svg:width="7.13021in" svg:height="2.25868in"/>
      <presentation:placeholder presentation:object="outline" svg:x="0.56944in" svg:y="2.86632in" svg:width="3.49826in" svg:height="1.40451in"/>
      <presentation:placeholder presentation:object="object" svg:x="0.56944in" svg:y="4.27083in" svg:width="3.49826in" svg:height="6.28299in"/>
      <presentation:placeholder presentation:object="outline" svg:x="4.18576in" svg:y="2.86632in" svg:width="3.51389in" svg:height="1.40451in"/>
      <presentation:placeholder presentation:object="object" svg:x="4.18576in" svg:y="4.27083in" svg:width="3.51389in" svg:height="6.28299in"/>
      <presentation:placeholder presentation:object="date-time" svg:x="0.76732in" svg:y="10.32795in" svg:width="1.74252in" svg:height="0.75118in"/>
      <presentation:placeholder presentation:object="footer" svg:x="2.95157in" svg:y="10.32795in" svg:width="2.37087in" svg:height="0.75118in"/>
      <presentation:placeholder presentation:object="page-number" svg:x="5.75669in" svg:y="10.32795in" svg:width="1.74252in" svg:height="0.75118in"/>
    </style:presentation-page-layout>
    <style:presentation-page-layout style:name="Master1-PPL6" style:display-name="Somente Título">
      <presentation:placeholder presentation:object="title" svg:x="0.76732in" svg:y="0.82874in" svg:width="6.73189in" svg:height="1.82047in"/>
      <presentation:placeholder presentation:object="date-time" svg:x="0.76732in" svg:y="10.32795in" svg:width="1.74252in" svg:height="0.75118in"/>
      <presentation:placeholder presentation:object="footer" svg:x="2.95157in" svg:y="10.32795in" svg:width="2.37087in" svg:height="0.75118in"/>
      <presentation:placeholder presentation:object="page-number" svg:x="5.75669in" svg:y="10.32795in" svg:width="1.74252in" svg:height="0.75118in"/>
    </style:presentation-page-layout>
    <style:presentation-page-layout style:name="Master1-PPL7" style:display-name="Em Branco">
      <presentation:placeholder presentation:object="date-time" svg:x="0.76732in" svg:y="10.32795in" svg:width="1.74252in" svg:height="0.75118in"/>
      <presentation:placeholder presentation:object="footer" svg:x="2.95157in" svg:y="10.32795in" svg:width="2.37087in" svg:height="0.75118in"/>
      <presentation:placeholder presentation:object="page-number" svg:x="5.75669in" svg:y="10.32795in" svg:width="1.74252in" svg:height="0.75118in"/>
    </style:presentation-page-layout>
    <style:presentation-page-layout style:name="Master1-PPL8" style:display-name="Conteúdo com Legenda">
      <presentation:placeholder presentation:object="title" svg:x="0.56944in" svg:y="0.77951in" svg:width="2.66667in" svg:height="2.72917in"/>
      <presentation:placeholder presentation:object="object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32in" svg:y="10.32795in" svg:width="1.74252in" svg:height="0.75118in"/>
      <presentation:placeholder presentation:object="footer" svg:x="2.95157in" svg:y="10.32795in" svg:width="2.37087in" svg:height="0.75118in"/>
      <presentation:placeholder presentation:object="page-number" svg:x="5.75669in" svg:y="10.32795in" svg:width="1.74252in" svg:height="0.75118in"/>
    </style:presentation-page-layout>
    <style:presentation-page-layout style:name="Master1-PPL9" style:display-name="Imagem com Legenda">
      <presentation:placeholder presentation:object="title" svg:x="0.56944in" svg:y="0.77951in" svg:width="2.66667in" svg:height="2.72917in"/>
      <presentation:placeholder presentation:object="graphic" svg:x="3.51389in" svg:y="1.68403in" svg:width="4.18576in" svg:height="8.30903in"/>
      <presentation:placeholder presentation:object="outline" svg:x="0.56944in" svg:y="3.50868in" svg:width="2.66667in" svg:height="6.49826in"/>
      <presentation:placeholder presentation:object="date-time" svg:x="0.76732in" svg:y="10.32795in" svg:width="1.74252in" svg:height="0.75118in"/>
      <presentation:placeholder presentation:object="footer" svg:x="2.95157in" svg:y="10.32795in" svg:width="2.37087in" svg:height="0.75118in"/>
      <presentation:placeholder presentation:object="page-number" svg:x="5.75669in" svg:y="10.32795in" svg:width="1.74252in" svg:height="0.75118in"/>
    </style:presentation-page-layout>
    <style:presentation-page-layout style:name="Master1-PPL10" style:display-name="Título e Texto Vertical">
      <presentation:placeholder presentation:object="title" svg:x="0.76732in" svg:y="0.82874in" svg:width="6.73189in" svg:height="1.82047in"/>
      <presentation:placeholder presentation:object="outline" svg:x="0.76732in" svg:y="2.94488in" svg:width="6.73189in" svg:height="6.32441in"/>
      <presentation:placeholder presentation:object="date-time" svg:x="0.76732in" svg:y="10.32795in" svg:width="1.74252in" svg:height="0.75118in"/>
      <presentation:placeholder presentation:object="footer" svg:x="2.95157in" svg:y="10.32795in" svg:width="2.37087in" svg:height="0.75118in"/>
      <presentation:placeholder presentation:object="page-number" svg:x="5.75669in" svg:y="10.32795in" svg:width="1.74252in" svg:height="0.75118in"/>
    </style:presentation-page-layout>
    <style:presentation-page-layout style:name="Master1-PPL11" style:display-name="Texto e Título Vertical">
      <presentation:placeholder presentation:object="title" svg:x="5.81771in" svg:y="0.82813in" svg:width="1.68229in" svg:height="8.44097in"/>
      <presentation:placeholder presentation:object="outline" svg:x="0.76736in" svg:y="0.82813in" svg:width="4.88368in" svg:height="8.44097in"/>
      <presentation:placeholder presentation:object="date-time" svg:x="0.76732in" svg:y="10.32795in" svg:width="1.74252in" svg:height="0.75118in"/>
      <presentation:placeholder presentation:object="footer" svg:x="2.95157in" svg:y="10.32795in" svg:width="2.37087in" svg:height="0.75118in"/>
      <presentation:placeholder presentation:object="page-number" svg:x="5.75669in" svg:y="10.32795in" svg:width="1.74252in" svg:height="0.75118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8.26736in" fo:page-height="11.69271in" style:print-orientation="portrait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194in" style:font-size-asian="0.78194in" style:font-size-complex="0.7819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194in" style:font-size-asian="0.78194in" style:font-size-complex="0.7819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194in" style:font-size-asian="0.78194in" style:font-size-complex="0.7819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194in" style:font-size-asian="0.78194in" style:font-size-complex="0.7819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194in" style:font-size-asian="0.78194in" style:font-size-complex="0.7819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194in" style:font-size-asian="0.78194in" style:font-size-complex="0.7819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194in" style:font-size-asian="0.78194in" style:font-size-complex="0.7819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194in" style:font-size-asian="0.78194in" style:font-size-complex="0.7819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3458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1.075in" style:font-size-asian="1.075in" style:font-size-complex="1.07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adrão" style:page-layout-name="pageLayout1" draw:style-name="a0">
      <draw:frame draw:id="id0" presentation:style-name="a3" draw:name="Espaço Reservado para Título 1" svg:x="0.76732in" svg:y="0.82874in" svg:width="6.73189in" svg:height="1.82047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ço Reservado para Texto 2" svg:x="0.76732in" svg:y="2.94488in" svg:width="6.73189in" svg:height="6.32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e texto Mestr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í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ço Reservado para Data 3" svg:x="0.76732in" svg:y="10.32795in" svg:width="1.74252in" svg:height="0.7511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ço Reservado para Rodapé 4" svg:x="2.95157in" svg:y="10.32795in" svg:width="2.37087in" svg:height="0.7511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ço Reservado para Número de Slide 5" svg:x="5.75669in" svg:y="10.32795in" svg:width="1.74252in" svg:height="0.7511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Espaço Reservado para Imagem de Slide 1">
          <svg:title/>
          <svg:desc/>
        </draw:page-thumbnail>
        <draw:frame draw:id="id6" presentation:style-name="a33" draw:name="Espaço Reservado para Anotaçõ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ço Reservado para Cabeçalh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ço Reservado para Dat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ço Reservado para Rodapé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ço Reservado para Número de Slid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7">
      <draw:frame draw:id="id11" presentation:style-name="a51" draw:name="Título 1" svg:x="1.03299in" svg:y="1.91319in" svg:width="6.20139in" svg:height="4.07118in" presentation:class="title" presentation:placeholder="false">
        <draw:text-box>
          <text:p text:style-name="a50" text:class-names="" text:cond-style-name=""><text:span text:style-name="a48" text:class-names="">Clique para editar o título Mestre</text:span><text:span text:style-name="a49" text:class-names=""/></text:p>
        </draw:text-box>
        <svg:title/>
        <svg:desc/>
      </draw:frame>
      <draw:frame draw:id="id12" presentation:style-name="a55" draw:name="Subtítulo 2" svg:x="1.03299in" svg:y="6.14063in" svg:width="6.20139in" svg:height="2.82465in" presentation:class="subtitle" presentation:placeholder="false">
        <draw:text-box>
          <text:p text:style-name="a54" text:class-names="" text:cond-style-name=""><text:span text:style-name="a52" text:class-names="">Clique para editar o estilo do subtítulo Mestre</text:span><text:span text:style-name="a53" text:class-names=""/></text:p>
        </draw:text-box>
        <svg:title/>
        <svg:desc/>
      </draw:frame>
      <draw:frame draw:id="id13" presentation:style-name="a58" draw:name="Espaço Reservado para Data 3" svg:x="0.76732in" svg:y="10.32795in" svg:width="1.74252in" svg:height="0.7511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ço Reservado para Rodapé 4" svg:x="2.95157in" svg:y="10.32795in" svg:width="2.37087in" svg:height="0.7511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ço Reservado para Número de Slide 5" svg:x="5.75669in" svg:y="10.32795in" svg:width="1.74252in" svg:height="0.7511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Espaço Reservado para Imagem de Slide 1">
          <svg:title/>
          <svg:desc/>
        </draw:page-thumbnail>
        <draw:frame draw:id="id6" presentation:style-name="a69" draw:name="Espaço Reservado para Anotaçõ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16" presentation:style-name="a87" draw:name="Título 1" svg:x="0.76732in" svg:y="0.82874in" svg:width="6.73189in" svg:height="1.82047in" presentation:class="title" presentation:placeholder="false">
        <draw:text-box>
          <text:p text:style-name="a86" text:class-names="" text:cond-style-name=""><text:span text:style-name="a84" text:class-names="">Clique para editar o título Mestre</text:span><text:span text:style-name="a85" text:class-names=""/></text:p>
        </draw:text-box>
        <svg:title/>
        <svg:desc/>
      </draw:frame>
      <draw:frame draw:id="id17" presentation:style-name="a103" draw:name="Espaço Reservado para Conteúdo 2" svg:x="0.76732in" svg:y="2.94488in" svg:width="6.73189in" svg:height="6.32441in" presentation:class="object" presentation:placeholder="false">
        <draw:text-box>
          <text:p text:style-name="a89" text:class-names="" text:cond-style-name=""><text:span text:style-name="a88" text:class-names="">Clique para editar os estilos de texto Mestr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í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í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ço Reservado para Data 3" svg:x="0.76732in" svg:y="10.32795in" svg:width="1.74252in" svg:height="0.7511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ço Reservado para Rodapé 4" svg:x="2.95157in" svg:y="10.32795in" svg:width="2.37087in" svg:height="0.7511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ço Reservado para Número de Slide 5" svg:x="5.75669in" svg:y="10.32795in" svg:width="1.74252in" svg:height="0.7511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Espaço Reservado para Imagem de Slide 1">
          <svg:title/>
          <svg:desc/>
        </draw:page-thumbnail>
        <draw:frame draw:id="id6" presentation:style-name="a117" draw:name="Espaço Reservado para Anotaçõ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ço Reservado para Cabeçalh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ço Reservado para Dat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ço Reservado para Rodapé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ço Reservado para Número de Slid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31">
      <draw:frame draw:id="id21" presentation:style-name="a135" draw:name="Título 1" svg:x="0.56424in" svg:y="2.91493in" svg:width="7.13021in" svg:height="4.86458in" presentation:class="title" presentation:placeholder="false">
        <draw:text-box>
          <text:p text:style-name="a134" text:class-names="" text:cond-style-name=""><text:span text:style-name="a132" text:class-names="">Clique para editar o título Mestre</text:span><text:span text:style-name="a133" text:class-names=""/></text:p>
        </draw:text-box>
        <svg:title/>
        <svg:desc/>
      </draw:frame>
      <draw:frame draw:id="id22" presentation:style-name="a139" draw:name="Espaço Reservado para Texto 2" svg:x="0.56424in" svg:y="7.82465in" svg:width="7.13021in" svg:height="2.55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 para editar os estilos de texto Mestres</text:span></text:p>
            </text:list-item>
          </text:list>
        </draw:text-box>
        <svg:title/>
        <svg:desc/>
      </draw:frame>
      <draw:frame draw:id="id23" presentation:style-name="a142" draw:name="Espaço Reservado para Data 3" svg:x="0.76732in" svg:y="10.32795in" svg:width="1.74252in" svg:height="0.7511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ço Reservado para Rodapé 4" svg:x="2.95157in" svg:y="10.32795in" svg:width="2.37087in" svg:height="0.7511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ço Reservado para Número de Slide 5" svg:x="5.75669in" svg:y="10.32795in" svg:width="1.74252in" svg:height="0.7511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Espaço Reservado para Imagem de Slide 1">
          <svg:title/>
          <svg:desc/>
        </draw:page-thumbnail>
        <draw:frame draw:id="id6" presentation:style-name="a153" draw:name="Espaço Reservado para Anotaçõ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ço Reservado para Cabeçalh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ço Reservado para Dat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ço Reservado para Rodapé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ço Reservado para Número de Slid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67">
      <draw:frame draw:id="id26" presentation:style-name="a171" draw:name="Título 1" svg:x="0.76732in" svg:y="0.82874in" svg:width="6.73189in" svg:height="1.82047in" presentation:class="title" presentation:placeholder="false">
        <draw:text-box>
          <text:p text:style-name="a170" text:class-names="" text:cond-style-name=""><text:span text:style-name="a168" text:class-names="">Clique para editar o título Mestre</text:span><text:span text:style-name="a169" text:class-names=""/></text:p>
        </draw:text-box>
        <svg:title/>
        <svg:desc/>
      </draw:frame>
      <draw:frame draw:id="id27" presentation:style-name="a187" draw:name="Espaço Reservado para Conteúdo 2" svg:x="0.76736in" svg:y="2.94444in" svg:width="3.28299in" svg:height="6.32465in" presentation:class="object" presentation:placeholder="false">
        <draw:text-box>
          <text:p text:style-name="a173" text:class-names="" text:cond-style-name=""><text:span text:style-name="a172" text:class-names="">Clique para editar os estilos de texto Mestr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í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í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ço Reservado para Conteúdo 3" svg:x="4.21701in" svg:y="2.94444in" svg:width="3.28299in" svg:height="6.32465in" presentation:class="object" presentation:placeholder="false">
        <draw:text-box>
          <text:p text:style-name="a189" text:class-names="" text:cond-style-name=""><text:span text:style-name="a188" text:class-names="">Clique para editar os estilos de texto Mestr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í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í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ço Reservado para Data 4" svg:x="0.76732in" svg:y="10.32795in" svg:width="1.74252in" svg:height="0.7511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ço Reservado para Rodapé 5" svg:x="2.95157in" svg:y="10.32795in" svg:width="2.37087in" svg:height="0.7511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ço Reservado para Número de Slide 6" svg:x="5.75669in" svg:y="10.32795in" svg:width="1.74252in" svg:height="0.7511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Espaço Reservado para Imagem de Slide 1">
          <svg:title/>
          <svg:desc/>
        </draw:page-thumbnail>
        <draw:frame draw:id="id6" presentation:style-name="a217" draw:name="Espaço Reservado para Anotaçõ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ço Reservado para Cabeçalh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ço Reservado para Dat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ço Reservado para Rodapé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ço Reservado para Número de Slid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31">
      <draw:frame draw:id="id32" presentation:style-name="a235" draw:name="Título 1" svg:x="0.56944in" svg:y="0.62326in" svg:width="7.13021in" svg:height="2.25868in" presentation:class="title" presentation:placeholder="false">
        <draw:text-box>
          <text:p text:style-name="a234" text:class-names="" text:cond-style-name=""><text:span text:style-name="a232" text:class-names="">Clique para editar o título Mestre</text:span><text:span text:style-name="a233" text:class-names=""/></text:p>
        </draw:text-box>
        <svg:title/>
        <svg:desc/>
      </draw:frame>
      <draw:frame draw:id="id33" presentation:style-name="a239" draw:name="Espaço Reservado para Texto 2" svg:x="0.56944in" svg:y="2.86632in" svg:width="3.49826in" svg:height="1.40451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 para editar os estilos de texto Mestres</text:span></text:p>
            </text:list-item>
          </text:list>
        </draw:text-box>
        <svg:title/>
        <svg:desc/>
      </draw:frame>
      <draw:frame draw:id="id34" presentation:style-name="a255" draw:name="Espaço Reservado para Conteúdo 3" svg:x="0.56944in" svg:y="4.27083in" svg:width="3.49826in" svg:height="6.28299in" presentation:class="object" presentation:placeholder="false">
        <draw:text-box>
          <text:p text:style-name="a241" text:class-names="" text:cond-style-name=""><text:span text:style-name="a240" text:class-names="">Clique para editar os estilos de texto Mestr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í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í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ço Reservado para Texto 4" svg:x="4.18576in" svg:y="2.86632in" svg:width="3.51389in" svg:height="1.4045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 para editar os estilos de texto Mestres</text:span></text:p>
            </text:list-item>
          </text:list>
        </draw:text-box>
        <svg:title/>
        <svg:desc/>
      </draw:frame>
      <draw:frame draw:id="id36" presentation:style-name="a275" draw:name="Espaço Reservado para Conteúdo 5" svg:x="4.18576in" svg:y="4.27083in" svg:width="3.51389in" svg:height="6.28299in" presentation:class="object" presentation:placeholder="false">
        <draw:text-box>
          <text:p text:style-name="a261" text:class-names="" text:cond-style-name=""><text:span text:style-name="a260" text:class-names="">Clique para editar os estilos de texto Mestr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í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í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ço Reservado para Data 6" svg:x="0.76732in" svg:y="10.32795in" svg:width="1.74252in" svg:height="0.7511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ço Reservado para Rodapé 7" svg:x="2.95157in" svg:y="10.32795in" svg:width="2.37087in" svg:height="0.7511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ço Reservado para Número de Slide 8" svg:x="5.75669in" svg:y="10.32795in" svg:width="1.74252in" svg:height="0.7511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Espaço Reservado para Imagem de Slide 1">
          <svg:title/>
          <svg:desc/>
        </draw:page-thumbnail>
        <draw:frame draw:id="id6" presentation:style-name="a289" draw:name="Espaço Reservado para Anotaçõ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ço Reservado para Cabeçalh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ço Reservado para Dat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ço Reservado para Rodapé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ço Reservado para Número de Slid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303">
      <draw:frame draw:id="id40" presentation:style-name="a307" draw:name="Título 1" svg:x="0.76732in" svg:y="0.82874in" svg:width="6.73189in" svg:height="1.82047in" presentation:class="title" presentation:placeholder="false">
        <draw:text-box>
          <text:p text:style-name="a306" text:class-names="" text:cond-style-name=""><text:span text:style-name="a304" text:class-names="">Clique para editar o título Mestre</text:span><text:span text:style-name="a305" text:class-names=""/></text:p>
        </draw:text-box>
        <svg:title/>
        <svg:desc/>
      </draw:frame>
      <draw:frame draw:id="id41" presentation:style-name="a310" draw:name="Espaço Reservado para Data 2" svg:x="0.76732in" svg:y="10.32795in" svg:width="1.74252in" svg:height="0.7511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ço Reservado para Rodapé 3" svg:x="2.95157in" svg:y="10.32795in" svg:width="2.37087in" svg:height="0.7511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ço Reservado para Número de Slide 4" svg:x="5.75669in" svg:y="10.32795in" svg:width="1.74252in" svg:height="0.7511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Espaço Reservado para Imagem de Slide 1">
          <svg:title/>
          <svg:desc/>
        </draw:page-thumbnail>
        <draw:frame draw:id="id6" presentation:style-name="a321" draw:name="Espaço Reservado para Anotaçõ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ço Reservado para Cabeçalh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ço Reservado para Dat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ço Reservado para Rodapé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ço Reservado para Número de Slid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335">
      <draw:frame draw:id="id44" presentation:style-name="a338" draw:name="Espaço Reservado para Data 1" svg:x="0.76732in" svg:y="10.32795in" svg:width="1.74252in" svg:height="0.7511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ço Reservado para Rodapé 2" svg:x="2.95157in" svg:y="10.32795in" svg:width="2.37087in" svg:height="0.7511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ço Reservado para Número de Slide 3" svg:x="5.75669in" svg:y="10.32795in" svg:width="1.74252in" svg:height="0.7511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Espaço Reservado para Imagem de Slide 1">
          <svg:title/>
          <svg:desc/>
        </draw:page-thumbnail>
        <draw:frame draw:id="id6" presentation:style-name="a349" draw:name="Espaço Reservado para Anotaçõ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ço Reservado para Cabeçalh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ço Reservado para Dat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ço Reservado para Rodapé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ço Reservado para Número de Slid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363">
      <draw:frame draw:id="id47" presentation:style-name="a367" draw:name="Título 1" svg:x="0.56944in" svg:y="0.77951in" svg:width="2.66667in" svg:height="2.72917in" presentation:class="title" presentation:placeholder="false">
        <draw:text-box>
          <text:p text:style-name="a366" text:class-names="" text:cond-style-name=""><text:span text:style-name="a364" text:class-names="">Clique para editar o título Mestre</text:span><text:span text:style-name="a365" text:class-names=""/></text:p>
        </draw:text-box>
        <svg:title/>
        <svg:desc/>
      </draw:frame>
      <draw:frame draw:id="id48" presentation:style-name="a383" draw:name="Espaço Reservado para Conteúdo 2" svg:x="3.51389in" svg:y="1.68403in" svg:width="4.18576in" svg:height="8.30903in" presentation:class="object" presentation:placeholder="false">
        <draw:text-box>
          <text:p text:style-name="a369" text:class-names="" text:cond-style-name=""><text:span text:style-name="a368" text:class-names="">Clique para editar os estilos de texto Mestr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í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í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ço Reservado para Texto 3" svg:x="0.56944in" svg:y="3.50868in" svg:width="2.66667in" svg:height="6.49826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390" draw:name="Espaço Reservado para Data 4" svg:x="0.76732in" svg:y="10.32795in" svg:width="1.74252in" svg:height="0.7511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ço Reservado para Rodapé 5" svg:x="2.95157in" svg:y="10.32795in" svg:width="2.37087in" svg:height="0.7511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ço Reservado para Número de Slide 6" svg:x="5.75669in" svg:y="10.32795in" svg:width="1.74252in" svg:height="0.7511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Espaço Reservado para Imagem de Slide 1">
          <svg:title/>
          <svg:desc/>
        </draw:page-thumbnail>
        <draw:frame draw:id="id6" presentation:style-name="a401" draw:name="Espaço Reservado para Anotaçõ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ço Reservado para Cabeçalh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ço Reservado para Dat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ço Reservado para Rodapé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ço Reservado para Número de Slid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415">
      <draw:frame draw:id="id53" presentation:style-name="a419" draw:name="Título 1" svg:x="0.56944in" svg:y="0.77951in" svg:width="2.66667in" svg:height="2.72917in" presentation:class="title" presentation:placeholder="false">
        <draw:text-box>
          <text:p text:style-name="a418" text:class-names="" text:cond-style-name=""><text:span text:style-name="a416" text:class-names="">Clique para editar o título Mestre</text:span><text:span text:style-name="a417" text:class-names=""/></text:p>
        </draw:text-box>
        <svg:title/>
        <svg:desc/>
      </draw:frame>
      <draw:frame draw:id="id54" presentation:style-name="a422" draw:name="Espaço Reservado para Imagem 2" svg:x="3.51389in" svg:y="1.68403in" svg:width="4.18576in" svg:height="8.30903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ço Reservado para Texto 3" svg:x="0.56944in" svg:y="3.50868in" svg:width="2.66667in" svg:height="6.49826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 para editar os estilos de texto Mestres</text:span></text:p>
            </text:list-item>
          </text:list>
        </draw:text-box>
        <svg:title/>
        <svg:desc/>
      </draw:frame>
      <draw:frame draw:id="id56" presentation:style-name="a429" draw:name="Espaço Reservado para Data 4" svg:x="0.76732in" svg:y="10.32795in" svg:width="1.74252in" svg:height="0.7511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ço Reservado para Rodapé 5" svg:x="2.95157in" svg:y="10.32795in" svg:width="2.37087in" svg:height="0.7511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ço Reservado para Número de Slide 6" svg:x="5.75669in" svg:y="10.32795in" svg:width="1.74252in" svg:height="0.7511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Espaço Reservado para Imagem de Slide 1">
          <svg:title/>
          <svg:desc/>
        </draw:page-thumbnail>
        <draw:frame draw:id="id6" presentation:style-name="a440" draw:name="Espaço Reservado para Anotaçõ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ço Reservado para Cabeçalh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ço Reservado para Dat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ço Reservado para Rodapé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ço Reservado para Número de Slid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454">
      <draw:frame draw:id="id59" presentation:style-name="a458" draw:name="Título 1" svg:x="0.76732in" svg:y="0.82874in" svg:width="6.73189in" svg:height="1.82047in" presentation:class="title" presentation:placeholder="false">
        <draw:text-box>
          <text:p text:style-name="a457" text:class-names="" text:cond-style-name=""><text:span text:style-name="a455" text:class-names="">Clique para editar o título Mestre</text:span><text:span text:style-name="a456" text:class-names=""/></text:p>
        </draw:text-box>
        <svg:title/>
        <svg:desc/>
      </draw:frame>
      <draw:frame draw:id="id60" presentation:style-name="a475" draw:name="Espaço Reservado para Texto Vertical 2" svg:x="0.76732in" svg:y="2.94488in" svg:width="6.73189in" svg:height="6.32441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 para editar os estilos de texto Mestr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í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í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ço Reservado para Data 3" svg:x="0.76732in" svg:y="10.32795in" svg:width="1.74252in" svg:height="0.7511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ço Reservado para Rodapé 4" svg:x="2.95157in" svg:y="10.32795in" svg:width="2.37087in" svg:height="0.7511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ço Reservado para Número de Slide 5" svg:x="5.75669in" svg:y="10.32795in" svg:width="1.74252in" svg:height="0.7511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Espaço Reservado para Imagem de Slide 1">
          <svg:title/>
          <svg:desc/>
        </draw:page-thumbnail>
        <draw:frame draw:id="id6" presentation:style-name="a489" draw:name="Espaço Reservado para Anotaçõ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ço Reservado para Cabeçalh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ço Reservado para Dat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ço Reservado para Rodapé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ço Reservado para Número de Slid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exto-e-Título-Vertical" style:page-layout-name="pageLayout1" draw:style-name="a503">
      <draw:frame draw:id="id64" presentation:style-name="a507" draw:name="Título Vertical 1" svg:x="5.81771in" svg:y="0.82813in" svg:width="1.68229in" svg:height="8.44097in" presentation:class="title" presentation:placeholder="false">
        <draw:text-box>
          <text:p text:style-name="a506" text:class-names="" text:cond-style-name=""><text:span text:style-name="a504" text:class-names="">Clique para editar o título Mestre</text:span><text:span text:style-name="a505" text:class-names=""/></text:p>
        </draw:text-box>
        <svg:title/>
        <svg:desc/>
      </draw:frame>
      <draw:frame draw:id="id65" presentation:style-name="a524" draw:name="Espaço Reservado para Texto Vertical 2" svg:x="0.76736in" svg:y="0.82813in" svg:width="4.88368in" svg:height="8.44097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 para editar os estilos de texto Mestr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í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í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ço Reservado para Data 3" svg:x="0.76732in" svg:y="10.32795in" svg:width="1.74252in" svg:height="0.7511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ço Reservado para Rodapé 4" svg:x="2.95157in" svg:y="10.32795in" svg:width="2.37087in" svg:height="0.7511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ço Reservado para Número de Slide 5" svg:x="5.75669in" svg:y="10.32795in" svg:width="1.74252in" svg:height="0.7511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Espaço Reservado para Imagem de Slide 1">
          <svg:title/>
          <svg:desc/>
        </draw:page-thumbnail>
        <draw:frame draw:id="id6" presentation:style-name="a538" draw:name="Espaço Reservado para Anotaçõ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ço Reservado para Cabeçalh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ço Reservado para Dat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ço Reservado para Rodapé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ço Reservado para Número de Slid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Espaço Reservado para Cabeçalh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Espaço Reservado para Dat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Espaço Reservado para Rodapé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Espaço Reservado para Número de Slide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1.36458in" svg:y="1.17014in" svg:width="1.81771in" svg:height="2.57118in"/>
      <draw:page-thumbnail draw:page-number="2" svg:x="1.36458in" svg:y="4.55903in" svg:width="1.81771in" svg:height="2.57118in"/>
      <draw:page-thumbnail draw:page-number="3" svg:x="1.36458in" svg:y="7.94792in" svg:width="1.81771in" svg:height="2.57118in"/>
      <draw:page-thumbnail draw:page-number="4" svg:x="5.08507in" svg:y="1.17014in" svg:width="1.81771in" svg:height="2.57118in"/>
      <draw:page-thumbnail draw:page-number="5" svg:x="5.08507in" svg:y="4.55903in" svg:width="1.81771in" svg:height="2.57118in"/>
      <draw:page-thumbnail draw:page-number="6" svg:x="5.08507in" svg:y="7.94792in" svg:width="1.81771in" svg:height="2.5711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ação do PowerPoint</dc:title>
    <dc:creator>JULIANA RODRIGUES DE VARGAS</dc:creator>
    <meta:creation-date>2023-09-08T11:31:47Z</meta:creation-date>
    <dc:date>2023-09-11T03:29:13Z</dc:date>
    <meta:editing-cycles>13</meta:editing-cycles>
    <meta:editing-duration>PT30538S</meta:editing-duration>
    <meta:document-statistic meta:paragraph-count="34" meta:word-count="90"/>
  </office:meta>
</office:document-meta>
</file>